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34H53M00S" calcext:value-type="time">
            <text:p>34:5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office:value-type="string" calcext:value-type="string">
            <text:p>Worked on storing and loading sell transaction data to the js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1T12:30:00" calcext:value-type="date">
            <text:p>01/01/2025 12:30 PM</text:p>
          </table:table-cell>
          <table:table-cell office:value-type="date" office:date-value="2025-01-01T13:30:00" calcext:value-type="date">
            <text:p>01/01/2025 01:30 PM</text:p>
          </table:table-cell>
          <table:table-cell table:style-name="ce12" table:formula="of:=[.F44]-[.E4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linking sold transaction data with a sell transacti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2:15:00" calcext:value-type="date">
            <text:p>01/02/2025 12:15 PM</text:p>
          </table:table-cell>
          <table:table-cell office:value-type="date" office:date-value="2025-01-02T13:45:00" calcext:value-type="date">
            <text:p>01/02/2025 01:45 PM</text:p>
          </table:table-cell>
          <table:table-cell table:style-name="ce12" table:formula="of:=[.F45]-[.E45]" office:value-type="time" office:time-value="PT01H30M00S" calcext:value-type="time">
            <text:p>01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storing sold and generated transaction indexes to json file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5:00:00" calcext:value-type="date">
            <text:p>01/02/2025 03:00 PM</text:p>
          </table:table-cell>
          <table:table-cell office:value-type="date" office:date-value="2025-01-02T16:40:00" calcext:value-type="date">
            <text:p>01/02/2025 04:40 PM</text:p>
          </table:table-cell>
          <table:table-cell table:style-name="ce12" table:formula="of:=[.F46]-[.E46]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office:value-type="string" calcext:value-type="string">
            <text:p>Worked on Edit / Delete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6T14:00:00" calcext:value-type="date">
            <text:p>01/06/2025 02:00 PM</text:p>
          </table:table-cell>
          <table:table-cell office:value-type="date" office:date-value="2025-01-06T16:40:00" calcext:value-type="date">
            <text:p>01/06/2025 04:40 PM</text:p>
          </table:table-cell>
          <table:table-cell table:style-name="ce12" table:formula="of:=[.F50]-[.E50]" office:value-type="time" office:time-value="PT02H40M00S" calcext:value-type="time">
            <text:p>02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office:value-type="string" calcext:value-type="string">
            <text:p>Worked on dele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7T14:00:00" calcext:value-type="date">
            <text:p>01/07/2025 02:00 PM</text:p>
          </table:table-cell>
          <table:table-cell office:value-type="date" office:date-value="2025-01-07T15:10:00" calcext:value-type="date">
            <text:p>01/07/2025 03:10 PM</text:p>
          </table:table-cell>
          <table:table-cell table:style-name="ce12" table:formula="of:=[.F51]-[.E51]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table:number-columns-repeated="5"/>
          <table:table-cell table:style-name="ce12" table:formula="of:=[.F52]-[.E5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3]-[.E5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5]-[.E7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5-01-07T15:09:44.232841531</dc:date>
    <meta:editing-duration>P6DT2H55M8S</meta:editing-duration>
    <meta:editing-cycles>561</meta:editing-cycles>
    <meta:document-statistic meta:table-count="1" meta:cell-count="247" meta:object-count="0"/>
  </office:meta>
</office:document-meta>
</file>